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7cm"/>
    </style:style>
    <style:style style:name="co3" style:family="table-column">
      <style:table-column-properties fo:break-before="auto" style:column-width="4.595cm"/>
    </style:style>
    <style:style style:name="co4" style:family="table-column">
      <style:table-column-properties fo:break-before="auto" style:column-width="3.701cm"/>
    </style:style>
    <style:style style:name="co5" style:family="table-column">
      <style:table-column-properties fo:break-before="auto" style:column-width="3.953cm"/>
    </style:style>
    <style:style style:name="ro1" style:family="table-row">
      <style:table-row-properties style:row-height="0.601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</style:style>
    <style:style style:name="T1" style:family="text">
      <style:text-properties style:font-name="Symbo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3" table:default-cell-style-name="ce8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8"/>
        <table:table-row table:style-name="ro1">
          <table:table-cell table:style-name="ce1" office:value-type="string">
            <text:p>n</text:p>
          </table:table-cell>
          <table:table-cell table:style-name="ce1" office:value-type="string">
            <text:p>Bi</text:p>
          </table:table-cell>
          <table:table-cell table:style-name="ce1" office:value-type="string">
            <text:p><text:span text:style-name="T1">S</text:span>(Bi*i)</text:p>
          </table:table-cell>
          <table:table-cell/>
          <table:table-cell table:style-name="ce1" office:value-type="string">
            <text:p>Bell times</text:p>
          </table:table-cell>
          <table:table-cell/>
          <table:table-cell table:style-name="ce8" office:value-type="string">
            <text:p>Constante Temporal</text:p>
          </table:table-cell>
          <table:table-cell/>
          <table:table-cell office:value-type="string">
            <text:p>Algoritmo times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2" table:formula="of:=[.A2]*[.B2]" office:value-type="float" office:value="1">
            <text:p>1</text:p>
          </table:table-cell>
          <table:table-cell/>
          <table:table-cell table:formula="of:=[.C2]/[.G2]" office:value-type="float" office:value="0.00000000666165359469256">
            <text:p>6,66165359469256E-009</text:p>
          </table:table-cell>
          <table:table-cell/>
          <table:table-cell table:style-name="ce8" office:value-type="float" office:value="150112879">
            <text:p>150112879</text:p>
          </table:table-cell>
          <table:table-cell/>
          <table:table-cell office:value-type="float" office:value="0.0000126563125">
            <text:p>1,26563125E-005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formula="of:=[.C2]+[.A3]*[.B3]" office:value-type="float" office:value="5">
            <text:p>5</text:p>
          </table:table-cell>
          <table:table-cell/>
          <table:table-cell table:formula="of:=[.C3]/[.G2]" office:value-type="float" office:value="0.0000000333082679734628">
            <text:p>3,33082679734628E-008</text:p>
          </table:table-cell>
          <table:table-cell table:number-columns-repeated="3"/>
          <table:table-cell office:value-type="float" office:value="0.000015299">
            <text:p>0,000015299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formula="of:=[.C3]+[.A4]*[.B4]" office:value-type="float" office:value="20">
            <text:p>20</text:p>
          </table:table-cell>
          <table:table-cell/>
          <table:table-cell table:formula="of:=[.C4]/[.G2]" office:value-type="float" office:value="0.000000133233071893851">
            <text:p>1,33233071893851E-007</text:p>
          </table:table-cell>
          <table:table-cell table:number-columns-repeated="3"/>
          <table:table-cell office:value-type="float" office:value="0.0000159716666667">
            <text:p>1,59716666667E-005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formula="of:=[.C4]+[.A5]*[.B5]" office:value-type="float" office:value="80">
            <text:p>80</text:p>
          </table:table-cell>
          <table:table-cell/>
          <table:table-cell table:formula="of:=[.C5]/[.G2]" office:value-type="float" office:value="0.000000532932287575405">
            <text:p>5,32932287575405E-007</text:p>
          </table:table-cell>
          <table:table-cell table:number-columns-repeated="3"/>
          <table:table-cell office:value-type="float" office:value="0.000019180125">
            <text:p>1,9180125E-005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style-name="ce3" office:value-type="float" office:value="52">
            <text:p>52</text:p>
          </table:table-cell>
          <table:table-cell table:formula="of:=[.C5]+[.A6]*[.B6]" office:value-type="float" office:value="340">
            <text:p>340</text:p>
          </table:table-cell>
          <table:table-cell/>
          <table:table-cell table:formula="of:=[.C6]/[.G2]" office:value-type="float" office:value="0.00000226496222219547">
            <text:p>0,000002265</text:p>
          </table:table-cell>
          <table:table-cell table:number-columns-repeated="3"/>
          <table:table-cell office:value-type="float" office:value="0.0000285024583333">
            <text:p>2,85024583333E-005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style-name="ce3" office:value-type="float" office:value="203">
            <text:p>203</text:p>
          </table:table-cell>
          <table:table-cell table:formula="of:=[.C6]+[.A7]*[.B7]" office:value-type="float" office:value="1558">
            <text:p>1558</text:p>
          </table:table-cell>
          <table:table-cell/>
          <table:table-cell table:formula="of:=[.C7]/[.G2]" office:value-type="float" office:value="0.000010378856300531">
            <text:p>1,0378856300531E-005</text:p>
          </table:table-cell>
          <table:table-cell table:number-columns-repeated="3"/>
          <table:table-cell office:value-type="float" office:value="0.0000644927916667">
            <text:p>6,44927916667E-005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style-name="ce6" office:value-type="float" office:value="877">
            <text:p>877</text:p>
          </table:table-cell>
          <table:table-cell table:formula="of:=[.C7]+[.A8]*[.B8]" office:value-type="float" office:value="7697">
            <text:p>7697</text:p>
          </table:table-cell>
          <table:table-cell/>
          <table:table-cell table:formula="of:=[.C8]/[.G2]" office:value-type="float" office:value="0.0000512747477183487">
            <text:p>5,12747477183487E-005</text:p>
          </table:table-cell>
          <table:table-cell table:number-columns-repeated="3"/>
          <table:table-cell office:value-type="float" office:value="0.000195339833333">
            <text:p>0,0001953398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style-name="ce6" office:value-type="float" office:value="4140">
            <text:p>4140</text:p>
          </table:table-cell>
          <table:table-cell table:formula="of:=[.C8]+[.A9]*[.B9]" office:value-type="float" office:value="40817">
            <text:p>40817</text:p>
          </table:table-cell>
          <table:table-cell/>
          <table:table-cell table:formula="of:=[.C9]/[.G2]" office:value-type="float" office:value="0.000271908714774566">
            <text:p>0,0002719087</text:p>
          </table:table-cell>
          <table:table-cell table:number-columns-repeated="3"/>
          <table:table-cell office:value-type="float" office:value="0.000709099416667">
            <text:p>0,0007090994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21147">
            <text:p>21147</text:p>
          </table:table-cell>
          <table:table-cell table:formula="of:=[.C9]+[.A10]*[.B10]" office:value-type="float" office:value="231140">
            <text:p>231140</text:p>
          </table:table-cell>
          <table:table-cell/>
          <table:table-cell table:formula="of:=[.C10]/[.G2]" office:value-type="float" office:value="0.00153977461187724">
            <text:p>0,0015397746</text:p>
          </table:table-cell>
          <table:table-cell table:number-columns-repeated="3"/>
          <table:table-cell office:value-type="float" office:value="0.003406919375">
            <text:p>0,003406919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style-name="ce6" office:value-type="float" office:value="115975">
            <text:p>115975</text:p>
          </table:table-cell>
          <table:table-cell table:formula="of:=[.C10]+[.A11]*[.B11]" office:value-type="float" office:value="1390890">
            <text:p>1390890</text:p>
          </table:table-cell>
          <table:table-cell/>
          <table:table-cell table:formula="of:=[.C11]/[.G2]" office:value-type="float" office:value="0.00926562736832194">
            <text:p>0,0092656274</text:p>
          </table:table-cell>
          <table:table-cell table:number-columns-repeated="3"/>
          <table:table-cell office:value-type="float" office:value="0.019365110375">
            <text:p>0,019365110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style-name="ce6" office:value-type="float" office:value="678570">
            <text:p>678570</text:p>
          </table:table-cell>
          <table:table-cell table:formula="of:=[.C11]+[.A12]*[.B12]" office:value-type="float" office:value="8855160">
            <text:p>8855160</text:p>
          </table:table-cell>
          <table:table-cell/>
          <table:table-cell table:formula="of:=[.C12]/[.G2]" office:value-type="float" office:value="0.0589900084455778">
            <text:p>0,0589900084</text:p>
          </table:table-cell>
          <table:table-cell table:number-columns-repeated="3"/>
          <table:table-cell office:value-type="float" office:value="0.103403104167">
            <text:p>0,103403104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style-name="ce6" office:value-type="float" office:value="4213597">
            <text:p>4213597</text:p>
          </table:table-cell>
          <table:table-cell table:formula="of:=[.C12]+[.A13]*[.B13]" office:value-type="float" office:value="59418324">
            <text:p>59418324</text:p>
          </table:table-cell>
          <table:table-cell/>
          <table:table-cell table:formula="of:=[.C13]/[.G2]" office:value-type="float" office:value="0.395824291665207">
            <text:p>0,3958242917</text:p>
          </table:table-cell>
          <table:table-cell table:number-columns-repeated="3"/>
          <table:table-cell office:value-type="float" office:value="0.610822608333">
            <text:p>0,610822608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style-name="ce6" office:value-type="float" office:value="27644437">
            <text:p>27644437</text:p>
          </table:table-cell>
          <table:table-cell table:formula="of:=[.C13]+[.A14]*[.B14]" office:value-type="float" office:value="418796005">
            <text:p>418796005</text:p>
          </table:table-cell>
          <table:table-cell/>
          <table:table-cell table:formula="of:=[.C14]/[.G2]" office:value-type="float" office:value="2.78987391215114">
            <text:p>2,7898739122</text:p>
          </table:table-cell>
          <table:table-cell table:number-columns-repeated="3"/>
          <table:table-cell office:value-type="float" office:value="3.50381737588">
            <text:p>3,503817375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style-name="ce6" office:value-type="float" office:value="190899322">
            <text:p>190899322</text:p>
          </table:table-cell>
          <table:table-cell table:formula="of:=[.C14]+[.A15]*[.B15]" office:value-type="float" office:value="3091386513">
            <text:p>3091386513</text:p>
          </table:table-cell>
          <table:table-cell/>
          <table:table-cell table:formula="of:=[.C15]/[.G2]" office:value-type="float" office:value="20.5937460769106">
            <text:p>20,5937460769</text:p>
          </table:table-cell>
          <table:table-cell table:number-columns-repeated="3"/>
          <table:table-cell office:value-type="float" office:value="28.401475">
            <text:p>28,40147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style-name="ce6" office:value-type="float" office:value="1382958545">
            <text:p>1382958545</text:p>
          </table:table-cell>
          <table:table-cell table:formula="of:=[.C15]+[.A16]*[.B16]" office:value-type="float" office:value="23835764688">
            <text:p>23835764688</text:p>
          </table:table-cell>
          <table:table-cell/>
          <table:table-cell table:formula="of:=[.C16]/[.G2]" office:value-type="float" office:value="158.785607516061">
            <text:p>158,7856075161</text:p>
          </table:table-cell>
          <table:table-cell table:number-columns-repeated="3"/>
          <table:table-cell office:value-type="float" office:value="141.874905426">
            <text:p>141,874905426</text:p>
          </table:table-cell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float" office:value="10480142147">
            <text:p>10480142147</text:p>
          </table:table-cell>
          <table:table-cell table:style-name="ce4" table:formula="of:=[.C16]+[.A17]*[.B17]" office:value-type="float" office:value="191518039040">
            <text:p>191518039040</text:p>
          </table:table-cell>
          <table:table-cell/>
          <table:table-cell table:formula="of:=[.C17]/[.G2]" office:value-type="float" office:value="1275.82683321929">
            <text:p>1275,8268332193</text:p>
          </table:table-cell>
          <table:table-cell table:number-columns-repeated="3"/>
          <table:table-cell office:value-type="float" office:value="1092.9655">
            <text:p>1092,9655</text:p>
          </table:table-cell>
        </table:table-row>
        <table:table-row table:style-name="ro3" table:number-rows-repeated="9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17:53:48</meta:creation-date>
    <dc:date>2014-10-03T19:26:05</dc:date>
    <meta:editing-duration>PT1M15S</meta:editing-duration>
    <meta:editing-cycles>1</meta:editing-cycles>
    <meta:document-statistic meta:table-count="1" meta:cell-count="87" meta:object-count="0"/>
    <meta:generator>LibreOffice/4.0.2.2$Linux_X86_64 LibreOffice_project/400m0$Build-2</meta:generator>
  </office:meta>
</office:document-meta>
</file>